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raphik LC TT" svg:font-family="'Graphik LC TT', sans-serif"/>
    <style:font-face style:name="Noto Sans1" svg:font-family="'Noto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Graphik LC TT" fo:font-size="15pt" fo:letter-spacing="normal" fo:font-style="normal" fo:font-weight="bold"/>
    </style:style>
    <style:style style:name="P3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Graphik LC TT" fo:font-size="15pt" fo:letter-spacing="normal" fo:font-style="normal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 style:master-page-name="">
      <style:paragraph-properties fo:margin-left="0.1425in" fo:margin-right="0in" fo:text-align="start" style:justify-single-word="false" fo:text-indent="0.3409in" style:auto-text-indent="false" style:page-number="auto"/>
      <style:text-properties fo:font-variant="normal" fo:text-transform="none" fo:color="#000000" style:font-name="Graphik LC TT" fo:font-size="10pt" fo:letter-spacing="normal" fo:font-style="normal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.1425in" fo:margin-right="0in" fo:text-align="start" style:justify-single-word="false" fo:text-indent="0.3409in" style:auto-text-indent="false"/>
      <style:text-properties fo:font-variant="normal" fo:text-transform="none" fo:color="#000000" style:font-name="Graphik LC TT" fo:font-size="10pt" fo:letter-spacing="normal" fo:font-style="normal" fo:font-weight="normal" style:font-size-asian="10pt" style:font-weight-asian="normal" style:font-size-complex="10pt"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КУРС JAVA-РАЗРАБОТЧИК PRO </text:p>
      <text:p text:style-name="P5">(SKILLBOX)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Java-разработчик. Итоговый проект курса «Поисковый движок»</text:p>
      <text:list xml:id="list7109193574951470182" text:style-name="L1">
        <text:list-item>
          <text:list>
            <text:list-item>
              <text:p text:style-name="P3">Spring Initializer</text:p>
            </text:list-item>
          </text:list>
        </text:list-item>
      </text:list>
      <text:p text:style-name="P6">Автоматическое создание конфигурации с структуры приложения с помощью ресурса: <text:a xlink:type="simple" xlink:href="https://start.spring.io/" text:style-name="Internet_20_link" text:visited-style-name="Visited_20_Internet_20_Link">https://start.spring.io</text:a>. Здесь можно добавить необходимые зависимости в Spring-приложение.</text:p>
      <text:p text:style-name="P7">По нажатию кнопки Generate на локальном диске появится папка с проектом будущего вэб-приложе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raphik LC TT" svg:font-family="'Graphik LC TT', sans-serif"/>
    <style:font-face style:name="Noto Sans1" svg:font-family="'Noto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Noto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Noto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oto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k </meta:initial-creator>
    <meta:creation-date>2024-05-05T22:50:17</meta:creation-date>
    <meta:generator>OpenOffice/4.1.15$Unix OpenOffice.org_project/4115m2$Build-9813</meta:generator>
    <dc:date>2024-05-05T23:24:18</dc:date>
    <dc:creator>vak </dc:creator>
    <meta:editing-duration>PT34M1S</meta:editing-duration>
    <meta:editing-cycles>4</meta:editing-cycles>
    <meta:document-statistic meta:table-count="0" meta:image-count="0" meta:object-count="0" meta:page-count="2" meta:paragraph-count="6" meta:word-count="43" meta:character-count="380"/>
  </office:meta>
</office:document-meta>
</file>